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1.635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166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ortalidad" table:style-name="ta5" table:print-ranges="Mortalidad.A1:Mortalidad.T35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16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36" table:default-cell-style-name="Normal_5f_GalenHos"/>
        <table:table-header-rows>
          <table:table-row table:style-name="ro3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3">
            <table:table-cell/>
            <table:table-cell table:style-name="ce2" office:value-type="string" table:number-columns-spanned="18" table:number-rows-spanned="1">
              <text:p>CONSOLIDADO DE MORTALIDAD NEONATAL</text:p>
            </table:table-cell>
            <table:covered-table-cell table:number-columns-repeated="17" table:style-name="ce9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number-columns-repeated="17" table:style-name="ce10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style-name="ce10" office:value-type="string">
              <text:p>Año. Con Alta Médica.</text:p>
            </table:covered-table-cell>
            <table:covered-table-cell table:number-columns-repeated="16" table:style-name="ce10"/>
            <table:table-cell table:number-columns-repeated="237"/>
          </table:table-row>
          <table:table-row table:style-name="ro7">
            <table:table-cell/>
            <table:table-cell table:style-name="ce4" office:value-type="string">
              <text:p>CANTIDADES DE MORTALIDAD</text:p>
            </table:table-cell>
            <table:table-cell table:style-name="ce11" office:value-type="string">
              <text:p>ENE</text:p>
            </table:table-cell>
            <table:table-cell table:style-name="ce11" office:value-type="string">
              <text:p>FEB</text:p>
            </table:table-cell>
            <table:table-cell table:style-name="ce11" office:value-type="string">
              <text:p>MAR</text:p>
            </table:table-cell>
            <table:table-cell table:style-name="ce11" office:value-type="string">
              <text:p>I TRI</text:p>
            </table:table-cell>
            <table:table-cell table:style-name="ce16" office:value-type="string">
              <text:p>ABR</text:p>
            </table:table-cell>
            <table:table-cell table:style-name="ce11" office:value-type="string">
              <text:p>MAY</text:p>
            </table:table-cell>
            <table:table-cell table:style-name="ce16" office:value-type="string">
              <text:p>JUN</text:p>
            </table:table-cell>
            <table:table-cell table:style-name="ce16" office:value-type="string">
              <text:p>II TRI</text:p>
            </table:table-cell>
            <table:table-cell table:style-name="ce16" office:value-type="string">
              <text:p>JUL</text:p>
            </table:table-cell>
            <table:table-cell table:style-name="ce16" office:value-type="string">
              <text:p>AGO</text:p>
            </table:table-cell>
            <table:table-cell table:style-name="ce16" office:value-type="string">
              <text:p>SET</text:p>
            </table:table-cell>
            <table:table-cell table:style-name="ce16" office:value-type="string">
              <text:p>III TRI</text:p>
            </table:table-cell>
            <table:table-cell table:style-name="ce16" office:value-type="string">
              <text:p>OCT</text:p>
            </table:table-cell>
            <table:table-cell table:style-name="ce16" office:value-type="string">
              <text:p>NOV</text:p>
            </table:table-cell>
            <table:table-cell table:style-name="ce16" office:value-type="string">
              <text:p>DIC</text:p>
            </table:table-cell>
            <table:table-cell table:style-name="ce16" office:value-type="string">
              <text:p>IV TRI</text:p>
            </table:table-cell>
            <table:table-cell table:style-name="ce16" office:value-type="string">
              <text:p>TOTAL ANUAL</text:p>
            </table:table-cell>
            <table:table-cell table:style-name="ce5"/>
            <table:table-cell table:number-columns-repeated="236"/>
          </table:table-row>
        </table:table-header-rows>
        <table:table-row table:style-name="ro4">
          <table:table-cell/>
          <table:table-cell table:style-name="ce5" table:number-columns-repeated="19"/>
          <table:table-cell table:number-columns-repeated="236"/>
        </table:table-row>
        <table:table-row table:style-name="ro4">
          <table:table-cell/>
          <table:table-cell table:style-name="ce6" office:value-type="string">
            <text:p>1. Nº de Muertes Fetales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2. Nº de Muertes Neonatales hasta 7 días de vida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3. Nº de Nacidos Vivos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>
          <table:table-cell/>
          <table:table-cell table:style-name="ce7" office:value-type="string">
            <text:p>4. Nº de Nacidos Vivos admitidos a Hospitalización (RN en el Hospital + RN referidos de otro EESS)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 table:number-rows-repeated="53">
          <table:table-cell table:number-columns-repeated="19"/>
          <table:table-cell table:style-name="ce5"/>
          <table:table-cell table:number-columns-repeated="236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23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3">
      <number:text-content/>
      <style:map style:condition="value()&gt;=0" style:apply-style-name="N233P0"/>
    </number:text-style>
    <number:number-style style:name="N234">
      <number:number number:decimal-places="3" number:min-integer-digits="1" number:grouping="true"/>
    </number:number-style>
    <number:number-style style:name="N235">
      <number:number number:decimal-places="1" number:min-integer-digits="1" number:grouping="true"/>
    </number:number-style>
    <number:number-style style:name="N236">
      <number:text>S/. </number:text>
      <number:number number:decimal-places="2" number:min-integer-digits="1" number:grouping="true"/>
    </number:number-style>
    <number:currency-style style:name="N2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.69cm" fo:margin-right="0.58cm" style:first-page-number="continue" style:scale-to="87%" style:table-centering="horizontal" style:writing-mode="lr-tb"/>
      <style:header-style>
        <style:header-footer-properties fo:min-height="2.861cm" fo:margin-left="1.21cm" fo:margin-right="1.319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686cm" fo:margin-right="0.584cm" style:first-page-number="continue" style:scale-to="100%" style:writing-mode="lr-tb"/>
      <style:header-style>
        <style:header-footer-properties fo:min-height="0.751cm" fo:margin-left="1.214cm" fo:margin-right="1.316cm" fo:margin-bottom="0.395cm"/>
      </style:header-style>
      <style:footer-style>
        <style:header-footer-properties fo:min-height="0.751cm" fo:margin-left="1.214cm" fo:margin-right="1.3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5:0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rtalidad" style:display-name="PageStyle_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b</meta:initial-creator>
    <meta:creation-date>2010-10-04T16:27:31</meta:creation-date>
    <dc:date>2014-07-25T18:35:00.20</dc:date>
    <meta:print-date>2010-10-05T11:19:48</meta:print-date>
    <meta:generator>OpenOffice/4.0.0$Win32 OpenOffice.org_project/400m3$Build-9702</meta:generator>
    <meta:editing-duration>PT8M</meta:editing-duration>
    <meta:editing-cycles>7</meta:editing-cycles>
    <meta:document-statistic meta:table-count="4" meta:cell-count="24" meta:object-count="0"/>
  </office:meta>
</office:document-meta>
</file>